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c9620" officeooo:paragraph-rsid="000c9620"/>
    </style:style>
    <style:style style:name="P2" style:family="paragraph" style:parent-style-name="Standard">
      <style:paragraph-properties fo:text-align="center" style:justify-single-word="false"/>
      <style:text-properties officeooo:rsid="000c9620" officeooo:paragraph-rsid="000c9620"/>
    </style:style>
    <style:style style:name="P3" style:family="paragraph" style:parent-style-name="Standard">
      <style:text-properties officeooo:rsid="000c9620" officeooo:paragraph-rsid="000e9ba6"/>
    </style:style>
    <style:style style:name="P4" style:family="paragraph" style:parent-style-name="Standard">
      <style:text-properties fo:font-style="italic" officeooo:rsid="000c9620" officeooo:paragraph-rsid="000c9620" style:font-style-asian="italic" style:font-style-complex="italic"/>
    </style:style>
    <style:style style:name="P5" style:family="paragraph" style:parent-style-name="Standard">
      <style:text-properties officeooo:rsid="000e9ba6" officeooo:paragraph-rsid="000e9ba6"/>
    </style:style>
    <style:style style:name="P6" style:family="paragraph" style:parent-style-name="Standard">
      <style:text-properties officeooo:rsid="000e9ba6" officeooo:paragraph-rsid="00101db7"/>
    </style:style>
    <style:style style:name="P7" style:family="paragraph" style:parent-style-name="Standard">
      <style:text-properties officeooo:rsid="000f0d15" officeooo:paragraph-rsid="000e9ba6"/>
    </style:style>
    <style:style style:name="P8" style:family="paragraph" style:parent-style-name="Standard">
      <style:text-properties officeooo:rsid="000f0d15" officeooo:paragraph-rsid="000f0d15"/>
    </style:style>
    <style:style style:name="P9" style:family="paragraph" style:parent-style-name="Standard">
      <style:text-properties officeooo:rsid="000f0d15" officeooo:paragraph-rsid="00101db7"/>
    </style:style>
    <style:style style:name="P10" style:family="paragraph" style:parent-style-name="Standard">
      <style:text-properties officeooo:rsid="00101db7" officeooo:paragraph-rsid="00101db7"/>
    </style:style>
    <style:style style:name="P11" style:family="paragraph" style:parent-style-name="Standard">
      <style:text-properties officeooo:rsid="00104bed" officeooo:paragraph-rsid="00104bed"/>
    </style:style>
    <style:style style:name="P12" style:family="paragraph" style:parent-style-name="Heading_20_3">
      <style:paragraph-properties fo:break-before="page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officeooo:rsid="000e0ac8"/>
    </style:style>
    <style:style style:name="T4" style:family="text">
      <style:text-properties officeooo:rsid="000e9ba6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0f0d1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04bed" style:font-weight-asian="bold" style:font-weight-complex="bold"/>
    </style:style>
    <style:style style:name="T9" style:family="text">
      <style:text-properties officeooo:rsid="00101db7"/>
    </style:style>
    <style:style style:name="T10" style:family="text">
      <style:text-properties officeooo:rsid="00124b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maginary Adjoint <text:span text:style-name="T4">Operator</text:span>s</text:p>
      <text:p text:style-name="P2">by Adam Nemecek, Sven Nilsen, 2020</text:p>
      <text:p text:style-name="P1"/>
      <text:p text:style-name="P4">In this paper we generalize imaginary numbers to imaginary adjoint <text:span text:style-name="T4">operator</text:span>s.</text:p>
      <text:p text:style-name="P1"/>
      <text:p text:style-name="P1">An imaginary number<text:span text:style-name="T1"><text:reference-ref text:reference-format="text" text:ref-name="imaginary number">[1]</text:reference-ref></text:span> is defined as following:</text:p>
      <text:p text:style-name="P1"/>
      <text:p text:style-name="P1"><text:tab/><text:span text:style-name="T7">i</text:span><text:span text:style-name="T1">2</text:span> = -1</text:p>
      <text:p text:style-name="P1"/>
      <text:p text:style-name="P1">By moving the <text:span text:style-name="T4">minus </text:span>sign <text:span text:style-name="T4">to the other side</text:span>:</text:p>
      <text:p text:style-name="P1"/>
      <text:p text:style-name="P1"><text:tab/>-<text:span text:style-name="T7">i</text:span><text:span text:style-name="T1">2</text:span> = 1</text:p>
      <text:p text:style-name="P1"/>
      <text:p text:style-name="P1">Using Avatar Covers<text:span text:style-name="T1"><text:reference-ref text:reference-format="text" text:ref-name="avatar covers">[2]</text:reference-ref></text:span>, it is natural to <text:span text:style-name="T6">use</text:span> the avatar cover `xor` for this product:</text:p>
      <text:p text:style-name="P1"/>
      <text:p text:style-name="P1"><text:tab/><text:span text:style-name="T7">i</text:span> · (-<text:span text:style-name="T7">i</text:span>) = (-<text:span text:style-name="T7">i</text:span>) · <text:span text:style-name="T7">i</text:span> = 1</text:p>
      <text:p text:style-name="P1"/>
      <text:p text:style-name="P1"><text:tab/>mul[neg]<text:span text:style-name="T2">a</text:span> &lt;=&gt; xor</text:p>
      <text:p text:style-name="P1"/>
      <text:p text:style-name="P10">We will use the assumption that symmetry forcing<text:span text:style-name="T1"><text:reference-ref text:reference-format="text" text:ref-name="symmetry forcing">[3]</text:reference-ref></text:span> is vital for interpretation of Avatar Extensions<text:span text:style-name="T1"><text:reference-ref text:reference-format="text" text:ref-name="avatar extensions">[4]</text:reference-ref></text:span>.</text:p>
      <text:p text:style-name="P10">Basically, this means it is sufficient to introduce a 1→1 avatar map for 1-avatars and let products fill out the rest of the category<text:span text:style-name="T1"><text:reference-ref text:reference-format="text" text:ref-name="category theory">[4]</text:reference-ref></text:span>, using the avatar cover to construct isomorphisms<text:span text:style-name="T1"><text:reference-ref text:reference-format="text" text:ref-name="isomorphism">[5]</text:reference-ref></text:span> to “old” products.</text:p>
      <text:p text:style-name="P6"/>
      <text:p text:style-name="P9">Normally, one thinks of an imaginary number as having special properties. <text:span text:style-name="T9">Under the interpretation that symmetry forcing is vital for Avatar Extensions, </text:span>it is actually the “minus sign” that is extended with imaginary adjoint semantics. The imaginary number is just some symbol that satisfies the algebra of an imaginary adjoint operator.</text:p>
      <text:p text:style-name="P1"/>
      <text:p text:style-name="P1">Hence, for any <text:span text:style-name="T6">symmetric </text:span>avatar cover `xor`:</text:p>
      <text:p text:style-name="P1"/>
      <text:p text:style-name="P1"><text:tab/>f[g]<text:span text:style-name="T2">a</text:span> &lt;=&gt; xor</text:p>
      <text:p text:style-name="P1"/>
      <text:p text:style-name="P11">This is necessary to make a strong enough statement that the operator `g` is non-collapsing.</text:p>
      <text:p text:style-name="P1"/>
      <text:p text:style-name="P1">An Imaginary Adjoint <text:span text:style-name="T4">Operator `g` is defined as the following relation with `f`:</text:span></text:p>
      <text:p text:style-name="P1"/>
      <text:p text:style-name="P3"><text:tab/>∃ <text:span text:style-name="T4">e { </text:span>∃ <text:span text:style-name="T8">i</text:span><text:span text:style-name="T3"> { f(</text:span><text:span text:style-name="T8">i</text:span><text:span text:style-name="T3">, g(</text:span><text:span text:style-name="T8">i</text:span><text:span text:style-name="T3">)) = f(g(</text:span><text:span text:style-name="T8">i</text:span><text:span text:style-name="T3">), </text:span><text:span text:style-name="T8">i</text:span><text:span text:style-name="T3">) = e } <text:s/>∧ <text:s/>∀ y { f(y, e) = f(e, y) = y } }</text:span></text:p>
      <text:p text:style-name="P1"/>
      <text:p text:style-name="P5">Here, `e` is some <text:span text:style-name="T10">identity</text:span> element of `f`.<text:line-break/><text:span text:style-name="T6">The element `</text:span><text:span text:style-name="T8">i</text:span><text:span text:style-name="T6">` is an imaginary element.</text:span></text:p>
      <text:p text:style-name="P7"/>
      <text:h text:style-name="P12" text:outline-level="3">References:</text:h>
      <text:p text:style-name="P5"/>
      <text:p text:style-name="P5"><text:reference-mark-start text:name="imaginary number"/>[1]<text:reference-mark-end text:name="imaginary number"/><text:tab/>“Imaginary number”</text:p>
      <text:p text:style-name="P5"><text:tab/>Wikipedia</text:p>
      <text:p text:style-name="P5"><text:tab/><text:a xlink:type="simple" xlink:href="https://en.wikipedia.org/wiki/Imaginary_number" text:style-name="Internet_20_link" text:visited-style-name="Visited_20_Internet_20_Link"><text:span text:style-name="T5">https://en.wikipedia.org/wiki/Imaginary_number</text:span></text:a></text:p>
      <text:p text:style-name="P5"/>
      <text:p text:style-name="P8"><text:reference-mark-start text:name="avatar covers"/>[2]<text:reference-mark-end text:name="avatar covers"/><text:tab/>“Avatar Covers”</text:p>
      <text:p text:style-name="P8"><text:tab/>Sven Nilsen, 2020</text:p>
      <text:p text:style-name="P8"><text:tab/><text:a xlink:type="simple" xlink:href="https://github.com/advancedresearch/path_semantics/blob/master/papers-wip/avatar-covers.pdf" text:style-name="Internet_20_link" text:visited-style-name="Visited_20_Internet_20_Link"><text:span text:style-name="T5">https://github.com/advancedresearch/path_semantics/blob/master/papers-wip/avatar-covers.pdf</text:span></text:a></text:p>
      <text:p text:style-name="P8"/>
      <text:p text:style-name="P10"><text:reference-mark-start text:name="symmetry forcing"/>[3]<text:reference-mark-end text:name="symmetry forcing"/><text:tab/>“Symmetry Forcing”</text:p>
      <text:p text:style-name="P10"><text:tab/>Sven Nilsen, 2020</text:p>
      <text:p text:style-name="P10"><text:tab/><text:a xlink:type="simple" xlink:href="https://github.com/advancedresearch/path_semantics/blob/master/papers-wip/symmetry-forcing.pdf" text:style-name="Internet_20_link" text:visited-style-name="Visited_20_Internet_20_Link"><text:span text:style-name="T5">https://github.com/advancedresearch/path_semantics/blob/master/papers-wip/symmetry-forcing.pdf</text:span></text:a></text:p>
      <text:p text:style-name="P10"/>
      <text:p text:style-name="P10"><text:reference-mark-start text:name="avatar extensions"/>[4]<text:reference-mark-end text:name="avatar extensions"/><text:tab/>“Avatar Extensions”</text:p>
      <text:p text:style-name="P10"><text:tab/>AdvancedResearch – reading sequence on Path Semantics</text:p>
      <text:p text:style-name="P10"><text:tab/><text:a xlink:type="simple" xlink:href="https://github.com/advancedresearch/path_semantics/blob/master/sequences.md#avatar-extensions" text:style-name="Internet_20_link" text:visited-style-name="Visited_20_Internet_20_Link"><text:span text:style-name="T5">https://github.com/advancedresearch/path_semantics/blob/master/sequences.md#avatar-extensions</text:span></text:a></text:p>
      <text:p text:style-name="P10"/>
      <text:p text:style-name="P11"><text:reference-mark-start text:name="category theory"/>[4]<text:reference-mark-end text:name="category theory"/><text:tab/>“Category theory”</text:p>
      <text:p text:style-name="P11"><text:tab/>Wikipedia</text:p>
      <text:p text:style-name="P11"><text:tab/><text:a xlink:type="simple" xlink:href="https://en.wikipedia.org/wiki/Category_theory" text:style-name="Internet_20_link" text:visited-style-name="Visited_20_Internet_20_Link"><text:span text:style-name="T5">https://en.wikipedia.org/wiki/Category_theory</text:span></text:a></text:p>
      <text:p text:style-name="P11"/>
      <text:p text:style-name="P11"><text:reference-mark-start text:name="isomorphism"/>[5]<text:reference-mark-end text:name="isomorphism"/><text:tab/>“Isomorphism”</text:p>
      <text:p text:style-name="P11"><text:tab/>Wikipedia</text:p>
      <text:p text:style-name="P11"><text:tab/><text:a xlink:type="simple" xlink:href="https://en.wikipedia.org/wiki/Isomorphism" text:style-name="Internet_20_link" text:visited-style-name="Visited_20_Internet_20_Link"><text:span text:style-name="T5">https://en.wikipedia.org/wiki/Isomorphism</text:span></text:a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00:50:52.017229000</meta:creation-date>
    <dc:date>2020-10-14T03:54:36.175680000</dc:date>
    <meta:editing-duration>PT8M46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38" meta:word-count="288" meta:character-count="2082" meta:non-whitespace-character-count="1811"/>
  </office:meta>
</office:document-meta>
</file>